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ea" officeooo:paragraph-rsid="0002b5ea"/>
    </style:style>
    <style:style style:name="P2" style:family="paragraph" style:parent-style-name="Text_20_body">
      <style:text-properties officeooo:rsid="0002b5ea" officeooo:paragraph-rsid="0002b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ython e a Invasão dos Objetos Inteligentes</text:p>
      <text:p text:style-name="Title">Classes e acesso a atributos</text:p>
      <text:p text:style-name="Title">Acesso “normal” a atributos</text:p>
      <text:p text:style-name="Title">Personalizando acesso a atributos – properties</text:p>
      <text:p text:style-name="Title">O Caminho do acesso a atributos: instance, class, mro</text:p>
      <text:p text:style-name="Title">Acesso a atributos anônimos - “__getattr__”</text:p>
      <text:h text:style-name="Heading_20_1" text:outline-level="1">(Shell R.I.P.)</text:h>
      <text:p text:style-name="Title">Descriptors – a mágica por trás dos properties</text:p>
      <text:p text:style-name="P2"/>
      <text:p text:style-name="P2">Class MagicPerson</text:p>
      <text:p text:style-name="P2"/>
      <text:p text:style-name="Text_20_body"/>
      <text:p text:style-name="P1">Esta apresentação mostra exemplos ao vivo de alguns dos principais meios que o Python dispõe para acrescentar capacidades à hierarquias</text:p>
      <text:p text:style-name="P1">de classes - permitindo a criação de mapeadores objeto-relacionais, <text:s/>introspectar bibliotecas e objetos nativos mapeados para Python, permitir anotações e desenvolvimento "orientado a aspectos", computação "lazy" e matemática simbólica dentre outras funcionalidades.</text:p>
      <text:p text:style-name="P1"/>
      <text:p text:style-name="P1">O trabalho passa pela demonstração e explicação dos "decorators" em Python, como funcionam as "properties", e o mecanismo utilizado pela linguagem para o uso de métodos de objetos: os "descriptors". <text:s/></text:p>
      <text:p text:style-name="P1"/>
      <text:p text:style-name="P1">Os objetivos da palestra são: esclarecer como os principais frameworks, ORMs, e bibliotecas em Python podem fazer suas <text:s/>"mágicas", aparentemente <text:s/>mudando o comportamento da linguagem; <text:s/>e dar idéias de como se implementar técnicas semelhantes em sistemas próp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6in" fo:margin-right="0in" fo:margin-top="0.1665in" fo:margin-bottom="0.0835in" loext:contextual-spacing="false" fo:text-indent="-0.3in" style:auto-text-indent="false">
        <style:tab-stops/>
      </style:paragraph-properties>
      <style:text-properties fo:font-size="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2:55:00.878839951</meta:creation-date>
    <dc:date>2015-06-17T23:12:29.448400552</dc:date>
    <meta:editing-duration>PT17M28S</meta:editing-duration>
    <meta:editing-cycles>1</meta:editing-cycles>
    <meta:document-statistic meta:table-count="0" meta:image-count="0" meta:object-count="0" meta:page-count="1" meta:paragraph-count="13" meta:word-count="166" meta:character-count="1181" meta:non-whitespace-character-count="1020"/>
    <meta:generator>LibreOffice/4.4.3.2$Linux_X86_64 LibreOffice_project/88805f81e9fe61362df02b9941de8e38a9b5fd16</meta:generator>
  </office:meta>
</office:document-meta>
</file>